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david-wickes"/>David Wickes<text:bookmark-end text:name="david-wickes"/></text:h>
      <text:p text:style-name="First_20_paragraph">An agile, iterative, and test-driven developer.</text:p>
      <text:h text:style-name="Heading_20_2" text:outline-level="2"><text:bookmark-start text:name="saltpay"/><text:a xlink:type="simple" xlink:href="https://www.saltpay.co/" office:name=""><text:span text:style-name="Definition">Saltpay</text:span></text:a><text:bookmark-end text:name="saltpay"/></text:h>
      <text:h text:style-name="Heading_20_3" text:outline-level="3"><text:bookmark-start text:name="saltpay-role"/><text:span text:style-name="T1">Senior Developer / Tech Lead (May 2022 - Present)</text:span><text:bookmark-end text:name="saltpay-role"/></text:h>
      <text:list text:style-name="L1">
        <text:list-item>
          <text:p text:style-name="P1">Provider of payments services to small and medium enterprises</text:p>
        </text:list-item>
        <text:list-item>
          <text:p text:style-name="P1">Responsible for the integration of dependencies for the onboarding of customers</text:p>
        </text:list-item>
        <text:list-item>
          <text:p text:style-name="P1">Consulted internally on testing strategies and TDD</text:p>
        </text:list-item>
      </text:list>
      <text:h text:style-name="Heading_20_4" text:outline-level="4"><text:bookmark-start text:name="skills-saltpay"/>Skills<text:bookmark-end text:name="skills-saltpay"/></text:h>
      <text:list text:style-name="L2">
        <text:list-item>
          <text:p text:style-name="P2">Go programming language, PostgreSQL, Kafka</text:p>
        </text:list-item>
        <text:list-item>
          <text:p text:style-name="P2">Deployment on Kubernates using Tekton</text:p>
        </text:list-item>
        <text:list-item>
          <text:p text:style-name="P2">Monitoring using Grafana suite</text:p>
        </text:list-item>
        <text:list-item>
          <text:p text:style-name="P2">Architecture, roadmaps and decision documentation</text:p>
        </text:list-item>
        <text:list-item>
          <text:p text:style-name="P2">Small scale <text:a xlink:type="simple" xlink:href="https://martinfowler.com/bliki/ContractTest.html" office:name=""><text:span text:style-name="Definition">contract testing</text:span></text:a></text:p>
        </text:list-item>
        <text:list-item>
          <text:p text:style-name="P2">Implemented <text:a xlink:type="simple" xlink:href="http://www.natpryce.com/articles/000819.html" office:name=""><text:span text:style-name="Definition">Domain-Driven Testing</text:span></text:a></text:p>
        </text:list-item>
      </text:list>
      <text:h text:style-name="Heading_20_2" text:outline-level="2"><text:bookmark-start text:name="triptease"/><text:a xlink:type="simple" xlink:href="https://www.triptease.com/" office:name=""><text:span text:style-name="Definition">Triptease</text:span></text:a><text:bookmark-end text:name="triptease"/></text:h>
      <text:h text:style-name="Heading_20_3" text:outline-level="3"><text:bookmark-start text:name="senior-developer-july-2021---april-2022"/><text:span text:style-name="T1">Senior Developer (July 2021 - April 2022)</text:span><text:bookmark-end text:name="senior-developer-july-2021---april-2022"/></text:h>
      <text:list text:style-name="L3">
        <text:list-item>
          <text:p text:style-name="P3">Hotel digital services company manging digital advertising</text:p>
        </text:list-item>
        <text:list-item>
          <text:p text:style-name="P3">Worked in team responsible for display advertising</text:p>
        </text:list-item>
      </text:list>
      <text:h text:style-name="Heading_20_4" text:outline-level="4"><text:bookmark-start text:name="skills-triptease"/>Skills<text:bookmark-end text:name="skills-triptease"/></text:h>
      <text:list text:style-name="L4">
        <text:list-item>
          <text:p text:style-name="P4">TypeScript on Node.js</text:p>
        </text:list-item>
        <text:list-item>
          <text:p text:style-name="P4">Deployed on Google Cloud Platform (Kubernates and other tools)</text:p>
        </text:list-item>
        <text:list-item>
          <text:p text:style-name="P4">Management of a statistical model to calculate advertising bids</text:p>
        </text:list-item>
        <text:list-item>
          <text:p text:style-name="P4">Contributed multiple learning sessions to help teams learn TypeScript</text:p>
        </text:list-item>
      </text:list>
      <text:h text:style-name="Heading_20_2" text:outline-level="2"><text:bookmark-start text:name="acuris"/><text:a xlink:type="simple" xlink:href="http://www.acuris.com/" office:name=""><text:span text:style-name="Definition">Acuris</text:span></text:a><text:bookmark-end text:name="acuris"/></text:h>
      <text:h text:style-name="Heading_20_3" text:outline-level="3"><text:bookmark-start text:name="senior-developer-june-2019---present"/><text:span text:style-name="T1">Senior Developer (July 2019 - June 2021)</text:span><text:bookmark-end text:name="senior-developer-june-2019---present"/></text:h>
      <text:list text:style-name="L5">
        <text:list-item>
          <text:p text:style-name="P5">Financial journalism company, providing alerting and research services to multiple sectors.</text:p>
        </text:list-item>
        <text:list-item>
          <text:p text:style-name="P5">Worked initially on the platform team building tooling around AWS</text:p>
        </text:list-item>
        <text:list-item>
          <text:p text:style-name="P5">Moved to a product team building web applications</text:p>
        </text:list-item>
        <text:list-item>
          <text:p text:style-name="P5">Initiated and ran the departments associate developer mentoring programme</text:p>
        </text:list-item>
      </text:list>
      <text:h text:style-name="Heading_20_4" text:outline-level="4"><text:bookmark-start text:name="skills-0"/>Skills<text:bookmark-end text:name="skills-0"/></text:h>
      <text:list text:style-name="L6">
        <text:list-item>
          <text:p text:style-name="P6">Use of graphical JavaScript libraries to display information</text:p>
        </text:list-item>
        <text:list-item>
          <text:p text:style-name="P6"><text:a xlink:type="simple" xlink:href="https://martinfowler.com/eaaDev/EventSourcing.html" office:name=""><text:span text:style-name="Definition">Event sourced</text:span></text:a> backend architecture in TypeScript / Go</text:p>
        </text:list-item>
        <text:list-item>
          <text:p text:style-name="P6">Rapid prototyping using spreadsheets as backend (both Excel and Google Sheets)</text:p>
        </text:list-item>
        <text:list-item>
          <text:p text:style-name="P6"><text:a xlink:type="simple" xlink:href="https://nextjs.org/" office:name=""><text:span text:style-name="Definition">Next.js</text:span></text:a>, a React based web framework</text:p>
        </text:list-item>
        <text:list-item>
          <text:p text:style-name="P6">Promoted the use of DevOps and Agile techniques for building software</text:p>
        </text:list-item>
        <text:list-item>
          <text:p text:style-name="P6">Configuring multiple AWS services using <text:a xlink:type="simple" xlink:href="https://www.terraform.io/" office:name=""><text:span text:style-name="Definition">Terraform</text:span></text:a></text:p>
        </text:list-item>
      </text:list>
      <text:h text:style-name="Heading_20_2" text:outline-level="2"><text:bookmark-start text:name="springernature-digital"/><text:a xlink:type="simple" xlink:href="http://www.springernature.com" office:name=""><text:span text:style-name="Definition">SpringerNature Digital</text:span></text:a><text:bookmark-end text:name="springernature-digital"/></text:h>
      <text:h text:style-name="Heading_20_3" text:outline-level="3"><text:bookmark-start text:name="developer-october-2017---june-2019"/><text:span text:style-name="T1">Developer (October 2017 - July 2019)</text:span><text:bookmark-end text:name="developer-october-2017---june-2019"/></text:h>
      <text:list text:style-name="L7">
        <text:list-item>
          <text:p text:style-name="P7">International scientific publisher</text:p>
        </text:list-item>
        <text:list-item>
          <text:p text:style-name="P7">Joined to work as part of a small innovations team, working across the company</text:p>
        </text:list-item>
        <text:list-item>
          <text:p text:style-name="P7">Dissolution of team resulted in move to high-priority payments project</text:p>
        </text:list-item>
        <text:list-item>
          <text:p text:style-name="P7">Led a weekly lunch club learning Lisp(s)</text:p>
        </text:list-item>
      </text:list>
      <text:h text:style-name="Heading_20_4" text:outline-level="4"><text:bookmark-start text:name="skills"/>Skills<text:bookmark-end text:name="skills"/></text:h>
      <text:list text:style-name="L8">
        <text:list-item>
          <text:p text:style-name="P8">Small applications as experiments to gather the maximum information on real requirements</text:p>
        </text:list-item>
        <text:list-item>
          <text:p text:style-name="P8"><text:a xlink:type="simple" xlink:href="https://continuousdelivery.com/" office:name=""><text:span text:style-name="Definition">Continuous delivery</text:span></text:a> with <text:a xlink:type="simple" xlink:href="https://trunkbaseddevelopment.com/" office:name=""><text:span text:style-name="Definition">trunk based development</text:span></text:a></text:p>
        </text:list-item>
        <text:list-item>
          <text:p text:style-name="P8">Leveraging modern HTML and CSS to build simple, functional web applications</text:p>
        </text:list-item>
        <text:list-item>
          <text:p text:style-name="P8">Building browser extensions in JavaScript as an integration point across legacy systems</text:p>
        </text:list-item>
        <text:list-item>
          <text:p text:style-name="P8">Used <text:a xlink:type="simple" xlink:href="https://kotlinlang.org/" office:name=""><text:span text:style-name="Definition">Kotlin</text:span></text:a> and PostgreSQL on <text:a xlink:type="simple" xlink:href="https://www.cloudfoundry.org/" office:name=""><text:span text:style-name="Definition">Cloud Foundry</text:span></text:a> platform</text:p>
        </text:list-item>
        <text:list-item>
          <text:p text:style-name="P8">Learned <text:a xlink:type="simple" xlink:href="http://www.natpryce.com/articles/000819.html" office:name=""><text:span text:style-name="Definition">Domain-Driven Testing</text:span></text:a> and <text:a xlink:type="simple" xlink:href="https://martinfowler.com/eaaDev/EventSourcing.html" office:name=""><text:span text:style-name="Definition">Event Sourcing</text:span></text:a> from Nat Pryce and Uberto Barbini</text:p>
        </text:list-item>
      </text:list>
      <text:h text:style-name="Heading_20_2" text:outline-level="2"><text:bookmark-start text:name="acuris-1"/><text:a xlink:type="simple" xlink:href="http://www.acuris.com/" office:name=""><text:span text:style-name="Definition">Acuris</text:span></text:a><text:bookmark-end text:name="acuris-1"/></text:h>
      <text:h text:style-name="Heading_20_3" text:outline-level="3"><text:bookmark-start text:name="developer-january-2015---october-2017-lead-developer-may-2016---september-2016"/><text:span text:style-name="T1">Developer (January 2015 - October 2017), Lead Developer (May 2016 - September 2016)</text:span><text:bookmark-end text:name="developer-january-2015---october-2017-lead-developer-may-2016---september-2016"/></text:h>
      <text:list text:style-name="L9">
        <text:list-item>
          <text:p text:style-name="P9">Built a web-scraping and alerting system for US bankruptcy courts using a microservice architecture.</text:p>
        </text:list-item>
        <text:list-item>
          <text:p text:style-name="P9">Contributed to creation of new content delivery pipelines for the core business</text:p>
        </text:list-item>
        <text:list-item>
          <text:p text:style-name="P9">Led a team until I asked to be allowed to focus on development</text:p>
        </text:list-item>
        <text:list-item>
          <text:p text:style-name="P9">Led and iterated on the structure for regular hackdays</text:p>
        </text:list-item>
      </text:list>
      <text:h text:style-name="Heading_20_4" text:outline-level="4"><text:bookmark-start text:name="skills-1"/>Skills<text:bookmark-end text:name="skills-1"/></text:h>
      <text:list text:style-name="L10">
        <text:list-item>
          <text:p text:style-name="P10">Languages - Groovy, Go, JavaScript, TypeScript</text:p>
        </text:list-item>
        <text:list-item>
          <text:p text:style-name="P10">Building frontends in vanilla JS, React and Redux</text:p>
        </text:list-item>
        <text:list-item>
          <text:p text:style-name="P10">Participated and led in learning and adoption of Go across development teams</text:p>
        </text:list-item>
        <text:list-item>
          <text:p text:style-name="P10">Monitoring and logging using Graphite, DataDog, Logstash and Logentries</text:p>
        </text:list-item>
        <text:list-item>
          <text:p text:style-name="P10">MSSQL, Elasticsearch, MongoDB, RabbitMQ as a message broker</text:p>
        </text:list-item>
        <text:list-item>
          <text:p text:style-name="P10">Participating in and leading retrospectives</text:p>
        </text:list-item>
      </text:list>
      <text:h text:style-name="Heading_20_2" text:outline-level="2"><text:bookmark-start text:name="makers-academy"/><text:a xlink:type="simple" xlink:href="http://www.makersacademy.com/" office:name=""><text:span text:style-name="Definition">Makers Academy</text:span></text:a><text:bookmark-end text:name="makers-academy"/></text:h>
      <text:h text:style-name="Heading_20_4" text:outline-level="4"><text:bookmark-start text:name="student-august-2014---october-2014-tutor-october-2014---december-2014"/><text:span text:style-name="T1">Student (August 2014 - October 2014), Tutor (October 2014 - December 2014)</text:span><text:bookmark-end text:name="student-august-2014---october-2014-tutor-october-2014---december-2014"/></text:h>
      <text:list text:style-name="L11">
        <text:list-item>
          <text:p text:style-name="P11">Full-stack web development bootcamp in Ruby, JavaScript, Rails, Sinatra and NodeJS</text:p>
        </text:list-item>
        <text:list-item>
          <text:p text:style-name="P11">Learned TDD/BDD, pair programming and other modern development practices</text:p>
        </text:list-item>
        <text:list-item>
          <text:p text:style-name="P11">Ruby, JavaScript, HTML5, CSS and JQuery</text:p>
        </text:list-item>
        <text:list-item>
          <text:p text:style-name="P11">Version control with git and GitHub</text:p>
        </text:list-item>
      </text:list>
      <text:h text:style-name="Heading_20_2" text:outline-level="2"><text:bookmark-start text:name="courses-conferences-external-activities"/><text:span text:style-name="T1">Courses, Conferences, External Activities</text:span><text:bookmark-end text:name="courses-conferences-external-activities"/></text:h>
      <text:list text:style-name="L12">
        <text:list-item>
          <text:p text:style-name="P12">Contributor to Go Time podcast on <text:a xlink:type="simple" xlink:href="https://changelog.com/gotime/185" office:name=""><text:span text:style-name="Definition">TDD</text:span></text:a> and <text:a xlink:type="simple" xlink:href="https://changelog.com/gotime/266" office:name=""><text:span text:style-name="Definition">htmx</text:span></text:a></text:p>
        </text:list-item>
        <text:list-item>
          <text:p text:style-name="P12">Recent conferences: GopherCon London, Software Craftmanship London, GopherCon Europe, QCon</text:p>
        </text:list-item>
        <text:list-item>
          <text:p text:style-name="P12"><text:a xlink:type="simple" xlink:href="https://www.coursera.org/account/accomplishments/records/C58NGM7GQS84" office:name=""><text:span text:style-name="Definition"><text:span text:style-name="T1">Algorithmic Toolbox</text:span></text:span></text:a> by University of California, San Diego &amp; Higher School of Economics on Coursera</text:p>
        </text:list-item>
      </text:list>
      <text:h text:style-name="Heading_20_3" text:outline-level="3"><text:bookmark-start text:name="languages"/>Languages<text:bookmark-end text:name="languages"/></text:h>
      <text:list text:style-name="L13">
        <text:list-item>
          <text:p text:style-name="P13">Used in production: Kotlin, JavaScript/TypeScript, Groovy, Ruby, Go, Java</text:p>
        </text:list-item>
        <text:list-item>
          <text:p text:style-name="P13">Used outside of work: Common Lisp, Scheme, Racket, OCaml, Smalltalk</text:p>
        </text:list-item>
      </text:list>
      <text:h text:style-name="Heading_20_2" text:outline-level="2"><text:bookmark-start text:name="education"/>Education<text:bookmark-end text:name="education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ates</text:p>
            </table:table-cell>
            <table:table-cell table:style-name="TableHeaderRowCell" office:value-type="string">
              <text:p text:style-name="Table_20_Heading">Institution</text:p>
            </table:table-cell>
            <table:table-cell table:style-name="TableHeaderRowCell" office:value-type="string">
              <text:p text:style-name="Table_20_Heading">Subject(s)</text:p>
            </table:table-cell>
          </table:table-row>
        </table:table-header-rows>
        <table:table-row>
          <table:table-cell table:style-name="TableRowCell" office:value-type="string">
            <text:p text:style-name="Table_20_Contents">2000 - 2005</text:p>
          </table:table-cell>
          <table:table-cell table:style-name="TableRowCell" office:value-type="string">
            <text:p text:style-name="Table_20_Contents">University of Warwick</text:p>
          </table:table-cell>
          <table:table-cell table:style-name="TableRowCell" office:value-type="string">
            <text:p text:style-name="Table_20_Contents">BA Philosophy (1:1), MA Continental Philosophy</text:p>
          </table:table-cell>
        </table:table-row>
      </table:table>
      <text:h text:style-name="Heading_20_2" text:outline-level="2"><text:bookmark-start text:name="i-like"/>I Like<text:bookmark-end text:name="i-like"/></text:h>
      <text:p text:style-name="First_20_paragraph">TDD, DDD, functional programming, object-oriented programming, boardgames, chess, playing the recorder, early music, Oxford commas, and the philosophy of language.</text:p>
      <text:h text:style-name="Heading_20_2" text:outline-level="2"><text:bookmark-start text:name="contact"/>Contact<text:bookmark-end text:name="contact"/></text:h>
      <text:p text:style-name="First_20_paragraph">You can reach me as @<text:a xlink:type="simple" xlink:href="https://twitter.com/gypsydave5" office:name=""><text:span text:style-name="Definition">gypsydave5</text:span></text:a> on Twitter and <text:a xlink:type="simple" xlink:href="mailto:dave@gypsydave5.com" office:name=""><text:span text:style-name="Definition">dave.wickes@gmail.com</text:span></text:a> by email. There's a blog (<text:a xlink:type="simple" xlink:href="http://blog.gypsydave5.com/" office:name=""><text:span text:style-name="Definition">blog.gypsydave5.com</text:span></text:a>), and my <text:a xlink:type="simple" xlink:href="https://github.com/gypsydave5" office:name=""><text:span text:style-name="Definition">GitHub</text:span></text:a> and <text:a xlink:type="simple" xlink:href="https://git.sr.ht/~dew/" office:name=""><text:span text:style-name="Definition">sr.ht</text:span></text:a> accounts too if you'd like to see what I'm up to and thin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</meta:generator>
    <dc:title/>
    <dc:description/>
    <dc:subject/>
    <meta:keyword/>
    <meta:initial-creator/>
    <dc:creator/>
    <meta:creation-date>2023-02-13T19:21:11Z</meta:creation-date>
    <dc:date>2023-02-13T19:21:11Z</dc:date>
    <meta:user-defined meta:name="header-includes" meta:value-type="string"/>
  </office:meta>
</office:document-meta>
</file>